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1cm" draw:marker-start-width="1.85cm" draw:marker-end-width="1.85cm" draw:textarea-vertical-align="middle" fo:padding-top="0.675cm" fo:padding-bottom="0.675cm" fo:padding-left="0.8cm" fo:padding-right="0.8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1.1cm" svg:stroke-color="#000000" draw:marker-start-width="1.85cm" draw:marker-end-width="1.85cm" draw:fill="solid" draw:fill-color="#000000" draw:textarea-vertical-align="middle" fo:padding-top="0.675cm" fo:padding-bottom="0.675cm" fo:padding-left="0.8cm" fo:padding-right="0.8cm"/>
    </style:style>
    <style:style style:name="gr4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padding-top="0.625cm" fo:padding-bottom="0.625cm" fo:padding-left="0.75cm" fo:padding-right="0.75cm"/>
    </style:style>
    <style:style style:name="gr5" style:family="graphic" style:parent-style-name="standard">
      <style:graphic-properties svg:stroke-width="1cm" svg:stroke-color="#000000" draw:marker-start-width="1.7cm" draw:marker-end-width="1.7cm" draw:stroke-linejoin="miter" svg:stroke-linecap="square" draw:fill="solid" draw:fill-color="#ffffff" draw:textarea-horizontal-align="justify" draw:textarea-vertical-align="middle" draw:auto-grow-height="false" fo:padding-top="0.625cm" fo:padding-bottom="0.625cm" fo:padding-left="0.75cm" fo:padding-right="0.75cm"/>
    </style:style>
    <style:style style:name="gr6" style:family="graphic" style:parent-style-name="standard">
      <style:graphic-properties svg:stroke-width="1.1cm" svg:stroke-color="#000000" draw:marker-start-width="1.85cm" draw:marker-end-width="1.85cm" draw:fill="solid" draw:fill-color="#333333" draw:textarea-vertical-align="middle" fo:padding-top="0.675cm" fo:padding-bottom="0.675cm" fo:padding-left="0.8cm" fo:padding-right="0.8cm"/>
    </style:style>
    <style:style style:name="gr7" style:family="graphic" style:parent-style-name="standard">
      <style:graphic-properties svg:stroke-width="1cm" svg:stroke-color="#000000" draw:marker-start-width="1.7cm" draw:marker-end-width="1.7cm" draw:stroke-linejoin="miter" svg:stroke-linecap="square" draw:fill="solid" draw:fill-color="#000000" draw:textarea-horizontal-align="justify" draw:textarea-vertical-align="middle" draw:auto-grow-height="false" fo:padding-top="0.625cm" fo:padding-bottom="0.625cm" fo:padding-left="0.75cm" fo:padding-right="0.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18.16cm" svg:height="18.414cm" svg:x="28.559cm" svg:y="3.54cm" svg:viewBox="0 0 18161 18415" draw:points="0,16637 8,54 18161,0 18161,18415 2159,18415">
          <text:p/>
        </draw:polygon>
        <draw:custom-shape draw:style-name="gr2" draw:text-style-name="P1" draw:layer="layout" svg:width="7.193cm" svg:height="22.86cm" svg:x="-6.79cm" svg:y="1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8.39cm" svg:height="26.289cm" svg:x="23.598cm" svg:y="-1.667cm">
          <text:p/>
          <draw:enhanced-geometry svg:viewBox="0 0 21600 21600" draw:type="rectangle" draw:enhanced-path="M 0 0 L 21600 0 21600 21600 0 21600 0 0 Z N"/>
        </draw:custom-shape>
        <draw:polygon draw:style-name="gr3" draw:text-style-name="P1" draw:layer="layout" svg:width="18.16cm" svg:height="18.414cm" svg:x="28.525cm" svg:y="3.54cm" svg:viewBox="0 0 18161 18415" draw:points="0,0 0,16880 1905,18415 18161,18415 18034,0">
          <text:p/>
        </draw:polygon>
        <draw:custom-shape draw:style-name="gr4" draw:text-style-name="P1" draw:layer="layout" svg:width="12.827cm" svg:height="8.128cm" svg:x="30.939cm" svg:y="3.5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906cm" svg:height="6.958cm" svg:x="31.32cm" svg:y="15.0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3.002cm" svg:x="33.225cm" svg:y="17.111cm">
          <text:p/>
          <draw:enhanced-geometry svg:viewBox="0 0 21600 21600" draw:type="rectangle" draw:enhanced-path="M 0 0 L 21600 0 21600 21600 0 21600 0 0 Z N"/>
        </draw:custom-shape>
        <draw:g>
          <draw:polygon draw:style-name="gr6" draw:text-style-name="P1" draw:layer="layout" svg:width="19.489cm" svg:height="19.81cm" draw:transform="rotate (-3.14159265358979) translate (21.701cm 21.774cm)" svg:viewBox="0 0 19490 19811" draw:points="0,17898 9,58 19490,0 19490,19811 2317,19811">
            <text:p/>
          </draw:polygon>
          <draw:custom-shape draw:style-name="gr4" draw:text-style-name="P1" draw:layer="layout" svg:width="13.764cm" svg:height="8.1cm" svg:x="5.383cm" svg:y="13.674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4" draw:text-style-name="P1" draw:layer="layout" svg:width="10.631cm" svg:height="8.029cm" svg:x="8.107cm" svg:y="1.962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7" draw:text-style-name="P1" draw:layer="layout" svg:width="1.182cm" svg:height="3.76cm" svg:x="15.313cm" svg:y="3.946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4-12-16T17:34:14.565038944</dc:date>
    <dc:creator>Labio </dc:creator>
    <meta:editing-duration>PT6M15S</meta:editing-duration>
    <meta:editing-cycles>5</meta:editing-cycles>
    <meta:generator>LibreOffice/4.2.3.3$Linux_X86_64 LibreOffice_project/420m0$Build-3</meta:generator>
    <meta:document-statistic meta:object-count="12"/>
  </office:meta>
</office:document-meta>
</file>